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sans-serif, 'Apple Color Emoji', 'Segoe UI Emoji', 'Segoe UI Symbol'"/>
  </office:font-face-decls>
  <office:automatic-styles>
    <style:style style:name="Tabla1" style:family="table">
      <style:table-properties style:width="2.45cm" table:align="right"/>
    </style:style>
    <style:style style:name="Tabla1.A" style:family="table-column">
      <style:table-column-properties style:column-width="1.588cm"/>
    </style:style>
    <style:style style:name="Tabla1.B" style:family="table-column">
      <style:table-column-properties style:column-width="0.863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1" fo:font-size="11pt" style:font-size-asian="11pt" style:font-size-complex="11pt"/>
    </style:style>
    <style:style style:name="P2" style:family="paragraph" style:parent-style-name="Table_20_Contents">
      <style:text-properties style:font-name="Arial1" fo:font-size="11pt" style:font-size-asian="11pt" style:font-size-complex="11pt"/>
    </style:style>
    <style:style style:name="P3" style:family="paragraph" style:parent-style-name="Table_20_Contents">
      <style:text-properties style:font-name="Arial1" fo:font-size="11pt" officeooo:rsid="0004fdb8" officeooo:paragraph-rsid="0004fdb8" style:font-size-asian="11pt" style:font-size-complex="11pt"/>
    </style:style>
    <style:style style:name="P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495057" loext:opacity="100%" style:font-name="Arial1" fo:font-size="11pt" fo:letter-spacing="normal" fo:font-style="normal" fo:font-weight="normal" style:font-size-asian="11pt" style:font-size-complex="11pt"/>
    </style:style>
    <style:style style:name="P5" style:family="paragraph" style:parent-style-name="Text_20_body" style:list-style-name="L4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495057" loext:opacity="100%" style:font-name="Arial1" fo:font-size="11pt" fo:letter-spacing="normal" fo:font-style="normal" fo:font-weight="normal" style:font-size-asian="11pt" style:font-size-complex="11pt"/>
    </style:style>
    <style:style style:name="P6" style:family="paragraph" style:parent-style-name="Text_20_body" style:list-style-name="L4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495057" loext:opacity="100%" style:font-name="Arial1" fo:font-size="11pt" fo:letter-spacing="normal" fo:font-style="normal" fo:font-weight="normal" officeooo:paragraph-rsid="0002832f" style:font-size-asian="11pt" style:font-size-complex="11pt"/>
    </style:style>
    <style:style style:name="P7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495057" loext:opacity="100%" style:font-name="Arial1" fo:font-size="11pt" fo:letter-spacing="normal" fo:font-style="normal" fo:font-weight="normal" style:font-size-asian="11pt" style:font-size-complex="11pt"/>
    </style:style>
    <style:style style:name="P8" style:family="paragraph" style:parent-style-name="Text_20_body" style:list-style-name="L5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495057" loext:opacity="100%" style:font-name="Arial1" fo:font-size="11pt" fo:letter-spacing="normal" fo:font-style="normal" fo:font-weight="normal" style:font-size-asian="11pt" style:font-size-complex="11pt"/>
    </style:style>
    <style:style style:name="P9" style:family="paragraph" style:parent-style-name="Text_20_body">
      <style:paragraph-properties fo:margin-top="0cm" fo:margin-bottom="0.247cm" style:contextual-spacing="false"/>
      <style:text-properties style:font-name="Arial1" fo:font-size="11pt" style:font-size-asian="11pt" style:font-size-complex="11pt"/>
    </style:style>
    <style:style style:name="P10" style:family="paragraph" style:parent-style-name="Text_20_body" style:list-style-name="L1">
      <style:paragraph-properties fo:margin-top="0cm" fo:margin-bottom="0.247cm" style:contextual-spacing="false"/>
      <style:text-properties style:font-name="Arial1" fo:font-size="11pt" style:font-size-asian="11pt" style:font-size-complex="11pt"/>
    </style:style>
    <style:style style:name="P11" style:family="paragraph" style:parent-style-name="Text_20_body" style:list-style-name="L1">
      <style:paragraph-properties fo:margin-top="0cm" fo:margin-bottom="0cm" style:contextual-spacing="false"/>
      <style:text-properties style:font-name="Arial1" fo:font-size="11pt" style:font-size-asian="11pt" style:font-size-complex="11pt"/>
    </style:style>
    <style:style style:name="P12" style:family="paragraph" style:parent-style-name="Text_20_body">
      <style:paragraph-properties fo:margin-top="0cm" fo:margin-bottom="0cm" style:contextual-spacing="false"/>
      <style:text-properties style:font-name="Arial1" fo:font-size="11pt" style:font-size-asian="11pt" style:font-size-complex="11pt"/>
    </style:style>
    <style:style style:name="P13" style:family="paragraph" style:parent-style-name="Text_20_body" style:list-style-name="L6">
      <style:paragraph-properties fo:margin-top="0cm" fo:margin-bottom="0.247cm" style:contextual-spacing="false"/>
      <style:text-properties style:font-name="Arial1" fo:font-size="11pt" style:font-size-asian="11pt" style:font-size-complex="11pt"/>
    </style:style>
    <style:style style:name="P14" style:family="paragraph" style:parent-style-name="Text_20_body" style:list-style-name="L3">
      <style:paragraph-properties fo:margin-top="0cm" fo:margin-bottom="0.247cm" style:contextual-spacing="false"/>
      <style:text-properties style:font-name="Arial1" fo:font-size="11pt" style:font-size-asian="11pt" style:font-size-complex="11pt"/>
    </style:style>
    <style:style style:name="T1" style:family="text">
      <style:text-properties officeooo:rsid="0002832f"/>
    </style:style>
    <style:style style:name="T2" style:family="text">
      <style:text-properties officeooo:rsid="0004351a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bookmark text:name="yui_3_17_2_1_1663085600552_28643"/>Nombre <text:span text:style-name="T1">del Alumno</text:span>:<text:tab/><text:tab/><text:tab/><text:tab/><text:tab/><text:tab/><text:tab/><text:span text:style-name="T2">Calificación:</text:span></text:p>
      <table:table table:name="Tabla1" table:style-name="Tabla1">
        <table:table-column table:style-name="Tabla1.A"/>
        <table:table-column table:style-name="Tabla1.B"/>
        <table:table-row table:style-name="TableLine1972173075968">
          <table:table-cell table:style-name="Tabla1.A1" office:value-type="string">
            <text:p text:style-name="P3">Parte I</text:p>
          </table:table-cell>
          <table:table-cell table:style-name="Tabla1.B1" office:value-type="string">
            <text:p text:style-name="P2"/>
          </table:table-cell>
        </table:table-row>
        <table:table-row table:style-name="TableLine1972173075968">
          <table:table-cell table:style-name="Tabla1.A2" office:value-type="string">
            <text:p text:style-name="P3">Parte II</text:p>
          </table:table-cell>
          <table:table-cell table:style-name="Tabla1.B2" office:value-type="string">
            <text:p text:style-name="P2"/>
          </table:table-cell>
        </table:table-row>
        <table:table-row table:style-name="TableLine1972173075968">
          <table:table-cell table:style-name="Tabla1.A2" office:value-type="string">
            <text:p text:style-name="P3">Parte III</text:p>
          </table:table-cell>
          <table:table-cell table:style-name="Tabla1.B2" office:value-type="string">
            <text:p text:style-name="P2"/>
          </table:table-cell>
        </table:table-row>
      </table:table>
      <text:p text:style-name="P9"/>
      <text:p text:style-name="P9"/>
      <text:p text:style-name="P9"><text:span text:style-name="T1">PARTE I (Seguridad)</text:span>:</text:p>
      <text:list xml:id="list2789372716" text:style-name="L1">
        <text:list-item>
          <text:p text:style-name="P10"><text:bookmark text:name="yui_3_17_2_1_1663085600552_22023"/><text:bookmark text:name="yui_3_17_2_1_1663085600552_28551"/>¿Tienes ordenador en casa? ¿Lo usas solo tú? ¿Qué características principales tiene?</text:p>
        </text:list-item>
      </text:list>
      <text:p text:style-name="P9"/>
      <text:p text:style-name="P9"/>
      <text:list xml:id="list185721339574198" text:continue-numbering="true" text:style-name="L1">
        <text:list-item>
          <text:p text:style-name="P10"><text:bookmark text:name="yui_3_17_2_1_1663085600552_28508"/>Explica qué es para ti el concepto de Seguridad Informática.</text:p>
        </text:list-item>
      </text:list>
      <text:p text:style-name="P9"/>
      <text:p text:style-name="P9"/>
      <text:list xml:id="list185721596300304" text:continue-numbering="true" text:style-name="L1">
        <text:list-item>
          <text:p text:style-name="P10"><text:bookmark text:name="yui_3_17_2_1_1663085600552_28467"/>¿Qué es un hacker ético?</text:p>
        </text:list-item>
      </text:list>
      <text:p text:style-name="P9"/>
      <text:p text:style-name="P9"/>
      <text:list xml:id="list185722312291224" text:continue-numbering="true" text:style-name="L1">
        <text:list-item>
          <text:p text:style-name="P10"><text:bookmark text:name="yui_3_17_2_1_1663085600552_28428"/>¿Sabes qué es la criptografía? Pon un ejemplo de uso.</text:p>
        </text:list-item>
      </text:list>
      <text:p text:style-name="P9"/>
      <text:p text:style-name="P9"/>
      <text:p text:style-name="P9"/>
      <text:list xml:id="list185720877426338" text:continue-numbering="true" text:style-name="L1">
        <text:list-item>
          <text:p text:style-name="P10"><text:bookmark text:name="yui_3_17_2_1_1663085600552_28391"/>Explica a continuación para qué crees que sirven los siguientes dispositivos:</text:p>
          <text:list>
            <text:list-item>
              <text:p text:style-name="P11"><text:bookmark text:name="yui_3_17_2_1_1663085600552_22022"/><text:bookmark text:name="yui_3_17_2_1_1663085600552_28980"/>Cortafuegos</text:p>
            </text:list-item>
          </text:list>
        </text:list-item>
      </text:list>
      <text:p text:style-name="P12"/>
      <text:p text:style-name="P12"/>
      <text:list xml:id="list185722118589669" text:continue-numbering="true" text:style-name="L1">
        <text:list-item>
          <text:list>
            <text:list-item>
              <text:p text:style-name="P11"><text:bookmark text:name="yui_3_17_2_1_1663085600552_22041"/>VPN</text:p>
            </text:list-item>
          </text:list>
        </text:list-item>
      </text:list>
      <text:p text:style-name="P12"/>
      <text:p text:style-name="P12"/>
      <text:list xml:id="list185722034582673" text:continue-numbering="true" text:style-name="L1">
        <text:list-item>
          <text:list>
            <text:list-item>
              <text:p text:style-name="P11"><text:bookmark text:name="yui_3_17_2_1_1663085600552_22020"/>SAI</text:p>
            </text:list-item>
          </text:list>
        </text:list-item>
      </text:list>
      <text:p text:style-name="P12"/>
      <text:p text:style-name="P12"/>
      <text:list xml:id="list185720841394279" text:continue-numbering="true" text:style-name="L1">
        <text:list-item>
          <text:p text:style-name="P10"><text:bookmark text:name="yui_3_17_2_1_1663085600552_22595"/><text:bookmark text:name="yui_3_17_2_1_1663085600552_22593"/>¿Qué es un sistema biométrico?</text:p>
        </text:list-item>
      </text:list>
      <text:p text:style-name="P9"/>
      <text:list xml:id="list185721092728712" text:continue-numbering="true" text:style-name="L1">
        <text:list-item>
          <text:p text:style-name="P10"><text:bookmark text:name="yui_3_17_2_1_1663085600552_225951"/>¿Qué son los metadatos de un fichero?</text:p>
        </text:list-item>
      </text:list>
      <text:p text:style-name="P9"/>
      <text:p text:style-name="P9"/>
      <text:list xml:id="list185722373001954" text:continue-numbering="true" text:style-name="L1">
        <text:list-item>
          <text:p text:style-name="P10"><text:bookmark text:name="yui_3_17_2_1_1663085600552_225952"/>¿Qué es el malware?</text:p>
        </text:list-item>
      </text:list>
      <text:p text:style-name="P9"/>
      <text:p text:style-name="P9"><text:soft-page-break/></text:p>
      <text:p text:style-name="P9"/>
      <text:list xml:id="list185721391096727" text:continue-numbering="true" text:style-name="L1">
        <text:list-item>
          <text:p text:style-name="P10"><text:bookmark text:name="yui_3_17_2_1_1663085600552_225953"/>¿Conoces alguna forma de aprender ciberseguridad de forma gratuita?</text:p>
        </text:list-item>
      </text:list>
      <text:p text:style-name="P9"/>
      <text:p text:style-name="P9"/>
      <text:list xml:id="list185722396844638" text:continue-numbering="true" text:style-name="L1">
        <text:list-item>
          <text:p text:style-name="P10"><text:bookmark text:name="yui_3_17_2_1_1663085600552_225954"/>Explica los siguientes términos:</text:p>
        </text:list-item>
      </text:list>
      <text:list xml:id="list1166352721" text:style-name="L6">
        <text:list-item>
          <text:list>
            <text:list-item>
              <text:p text:style-name="P13"><text:bookmark text:name="yui_3_17_2_1_1663085600552_31223"/><text:bookmark text:name="yui_3_17_2_1_1663085600552_31222"/>Pentesting</text:p>
            </text:list-item>
          </text:list>
        </text:list-item>
      </text:list>
      <text:p text:style-name="P9"/>
      <text:list xml:id="list185721973407814" text:continue-numbering="true" text:style-name="L6">
        <text:list-item>
          <text:list>
            <text:list-item>
              <text:p text:style-name="P13"><text:bookmark text:name="yui_3_17_2_1_1663085600552_312221"/>Informática Forense</text:p>
            </text:list-item>
          </text:list>
        </text:list-item>
      </text:list>
      <text:p text:style-name="P9"/>
      <text:list xml:id="list185720690860409" text:continue-numbering="true" text:style-name="L6">
        <text:list-item>
          <text:list>
            <text:list-item>
              <text:p text:style-name="P13"><text:bookmark text:name="yui_3_17_2_1_1663085600552_312222"/>CTF</text:p>
            </text:list-item>
          </text:list>
        </text:list-item>
      </text:list>
      <text:p text:style-name="P9"/>
      <text:list xml:id="list185721809640960" text:continue-numbering="true" text:style-name="L6">
        <text:list-item>
          <text:list>
            <text:list-item>
              <text:p text:style-name="P13"><text:bookmark text:name="yui_3_17_2_1_1663085600552_312223"/>Escalado de privilegios</text:p>
            </text:list-item>
          </text:list>
        </text:list-item>
      </text:list>
      <text:p text:style-name="P9"/>
      <text:p text:style-name="P9"/>
      <text:p text:style-name="P9"><text:bookmark text:name="yui_3_17_2_1_1663085600552_22007"/><text:span text:style-name="T1">PARTE II. </text:span>SSOO:</text:p>
      <text:list xml:id="list3134682800" text:style-name="L3">
        <text:list-item>
          <text:p text:style-name="P14"><text:bookmark text:name="yui_3_17_2_1_1663085600552_21993"/><text:bookmark text:name="yui_3_17_2_1_1663085600552_25581"/>¿Cómo encontrarías un fichero en Linux desde línea de comandos?</text:p>
        </text:list-item>
      </text:list>
      <text:p text:style-name="P9"/>
      <text:p text:style-name="P9"/>
      <text:list xml:id="list185721993976385" text:continue-numbering="true" text:style-name="L3">
        <text:list-item>
          <text:p text:style-name="P14"><text:bookmark text:name="yui_3_17_2_1_1663085600552_25528"/>¿Cómo montarías varias particiones en un mismo disco en Linux desde línea de comandos? <text:span text:style-name="T1">Explícalo detalladamente.</text:span></text:p>
        </text:list-item>
      </text:list>
      <text:p text:style-name="P9"/>
      <text:p text:style-name="P9"/>
      <text:p text:style-name="P9"/>
      <text:p text:style-name="P9"/>
      <text:list xml:id="list185722666826755" text:continue-numbering="true" text:style-name="L3">
        <text:list-item>
          <text:p text:style-name="P14"><text:bookmark text:name="yui_3_17_2_1_1663085600552_34598"/>¿Cómo encontrarías una cadena concreta dentro de un fichero usando la línea de comandos de Linux?</text:p>
        </text:list-item>
      </text:list>
      <text:p text:style-name="P9"/>
      <text:p text:style-name="P9"/>
      <text:list xml:id="list185722139087798" text:continue-numbering="true" text:style-name="L3">
        <text:list-item>
          <text:p text:style-name="P14"><text:bookmark text:name="yui_3_17_2_1_1663085600552_34661"/>¿Has realizado alguna vez una copia de seguridad? ¿Con qué sistema o herramientas?</text:p>
        </text:list-item>
      </text:list>
      <text:p text:style-name="P9"/>
      <text:p text:style-name="P9"/>
      <text:p text:style-name="P9"/>
      <text:p text:style-name="P9"/>
      <text:list xml:id="list185721144056689" text:continue-numbering="true" text:style-name="L3">
        <text:list-item>
          <text:p text:style-name="P14"><text:bookmark text:name="yui_3_17_2_1_1663085600552_21992"/><text:soft-page-break/>¿Para qué sirve en Linux el operador &amp;&amp;? ¿Y &amp;? ¿Y el &gt;&gt;?</text:p>
        </text:list-item>
      </text:list>
      <text:p text:style-name="P9"/>
      <text:p text:style-name="P9"/>
      <text:p text:style-name="P9"/>
      <text:list xml:id="list185721684704003" text:continue-numbering="true" text:style-name="L3">
        <text:list-item>
          <text:p text:style-name="P14"><text:bookmark text:name="yui_3_17_2_1_1663085600552_219921"/>¿Qué permiten los permisos 754 en un fichero?</text:p>
        </text:list-item>
      </text:list>
      <text:p text:style-name="P9"/>
      <text:p text:style-name="P9"/>
      <text:list xml:id="list185722044788739" text:continue-numbering="true" text:style-name="L3">
        <text:list-item>
          <text:p text:style-name="P14"><text:bookmark text:name="yui_3_17_2_1_1663085600552_219922"/>¿Dónde se encuentran habitualmente los ficheros de log en Linux?</text:p>
        </text:list-item>
      </text:list>
      <text:p text:style-name="P9"/>
      <text:p text:style-name="P9"/>
      <text:list xml:id="list185722003458981" text:continue-numbering="true" text:style-name="L3">
        <text:list-item>
          <text:p text:style-name="P14"><text:bookmark text:name="yui_3_17_2_1_1663085600552_219923"/>¿Qué editor de texto usas desde línea de comandos habitualmente?</text:p>
        </text:list-item>
      </text:list>
      <text:p text:style-name="P9"/>
      <text:p text:style-name="P9"/>
      <text:list xml:id="list185721044234383" text:continue-numbering="true" text:style-name="L3">
        <text:list-item>
          <text:p text:style-name="P14"><text:bookmark text:name="yui_3_17_2_1_1663085600552_219924"/>¿Para qué sirve el comando scp?</text:p>
        </text:list-item>
      </text:list>
      <text:p text:style-name="P9"/>
      <text:p text:style-name="P9"/>
      <text:list xml:id="list185721908273416" text:continue-numbering="true" text:style-name="L3">
        <text:list-item>
          <text:p text:style-name="P14"><text:bookmark text:name="yui_3_17_2_1_1663085600552_219925"/>¿Qué comando usarías para saber los procesos que se están ejecutando en tu máquina Linux?</text:p>
        </text:list-item>
      </text:list>
      <text:p text:style-name="P9"/>
      <text:p text:style-name="P9"/>
      <text:p text:style-name="P4"><text:span text:style-name="T1">PARTE III. </text:span>Redes:</text:p>
      <text:list xml:id="list2296574914" text:style-name="L4">
        <text:list-item>
          <text:p text:style-name="P5"><text:bookmark text:name="yui_3_17_2_1_1663085600552_54299"/><text:bookmark text:name="yui_3_17_2_1_1663085600552_54298"/>¿Cómo podemos saber los puertos que se están usando en nuestro ordenador?</text:p>
        </text:list-item>
      </text:list>
      <text:p text:style-name="P7"/>
      <text:p text:style-name="P7"/>
      <text:list xml:id="list185720746428129" text:continue-numbering="true" text:style-name="L4">
        <text:list-item>
          <text:p text:style-name="P5"><text:bookmark text:name="yui_3_17_2_1_1663085600552_542981"/>¿Qué diferencia hay entre TCP y UDP? ¿Para qué suele usarse cada uno de ellos?</text:p>
        </text:list-item>
      </text:list>
      <text:p text:style-name="P7"/>
      <text:p text:style-name="P7"/>
      <text:p text:style-name="P7"/>
      <text:p text:style-name="P7"/>
      <text:list xml:id="list185722560768846" text:continue-numbering="true" text:style-name="L4">
        <text:list-item>
          <text:p text:style-name="P6"><text:bookmark text:name="yui_3_17_2_1_1663085600552_542982"/>Explica qué se añade a un mensaje en la cabecera de nivel de enlace. ¿Y en la de nivel de red? ¿Y en la de nivel de transporte?</text:p>
        </text:list-item>
      </text:list>
      <text:p text:style-name="P7"/>
      <text:p text:style-name="P7"/>
      <text:p text:style-name="P7"/>
      <text:p text:style-name="P7"><text:soft-page-break/></text:p>
      <text:p text:style-name="P7"/>
      <text:p text:style-name="P7"/>
      <text:list xml:id="list185721568469176" text:continue-numbering="true" text:style-name="L4">
        <text:list-item>
          <text:p text:style-name="P5"><text:bookmark text:name="yui_3_17_2_1_1663085600552_542983"/>En los distintos saltos de un router a otro que puede dar un mensaje, ¿cambian las direcciones MAC de origen y destino o las direcciones IP de origen y destino? Explica el motivo.</text:p>
        </text:list-item>
      </text:list>
      <text:p text:style-name="P7"/>
      <text:p text:style-name="P7"/>
      <text:list xml:id="list185722592668923" text:continue-numbering="true" text:style-name="L4">
        <text:list-item>
          <text:p text:style-name="P5"><text:bookmark text:name="yui_3_17_2_1_1663085600552_542984"/>¿Qué es SNAT y DNAT?</text:p>
        </text:list-item>
      </text:list>
      <text:p text:style-name="P7"/>
      <text:p text:style-name="P7"/>
      <text:list xml:id="list185721964192695" text:continue-numbering="true" text:style-name="L4">
        <text:list-item>
          <text:p text:style-name="P5"><text:bookmark text:name="yui_3_17_2_1_1663085600552_542985"/>¿Para qué sirve el DNS?</text:p>
        </text:list-item>
      </text:list>
      <text:p text:style-name="P7"/>
      <text:p text:style-name="P7"/>
      <text:list xml:id="list185722776953303" text:continue-numbering="true" text:style-name="L4">
        <text:list-item>
          <text:p text:style-name="P5"><text:bookmark text:name="yui_3_17_2_1_1663085600552_542986"/>¿Qué es el protocolo ARP?</text:p>
        </text:list-item>
      </text:list>
      <text:p text:style-name="P7"/>
      <text:p text:style-name="P7"/>
      <text:list xml:id="list185721280843731" text:continue-numbering="true" text:style-name="L4">
        <text:list-item>
          <text:p text:style-name="P5"><text:bookmark text:name="yui_3_17_2_1_1663085600552_542987"/>Si una tarjeta de red tiene la dirección 169.254.1.1. ¿Qué puede estar pasando?</text:p>
        </text:list-item>
      </text:list>
      <text:p text:style-name="P7"/>
      <text:p text:style-name="P7"/>
      <text:list xml:id="list185722084122504" text:continue-numbering="true" text:style-name="L4">
        <text:list-item>
          <text:p text:style-name="P5"><text:bookmark text:name="yui_3_17_2_1_1663085600552_542988"/>¿Dónde se encuentra en Linux el fichero de configuración de la tarjeta de red?</text:p>
        </text:list-item>
      </text:list>
      <text:p text:style-name="P7"/>
      <text:p text:style-name="P7"/>
      <text:list xml:id="list185721710986324" text:continue-numbering="true" text:style-name="L4">
        <text:list-item>
          <text:p text:style-name="P5"><text:bookmark text:name="yui_3_17_2_1_1663085600552_542989"/>Explica la función de los siguientes comandos:</text:p>
        </text:list-item>
      </text:list>
      <text:list xml:id="list2267796519" text:style-name="L5">
        <text:list-item>
          <text:p text:style-name="P8"><text:bookmark text:name="yui_3_17_2_1_1663085600552_106273"/><text:bookmark text:name="yui_3_17_2_1_1663085600552_106272"/>nslookup</text:p>
        </text:list-item>
      </text:list>
      <text:p text:style-name="P7"/>
      <text:list xml:id="list185721764854932" text:continue-numbering="true" text:style-name="L5">
        <text:list-item>
          <text:p text:style-name="P8"><text:bookmark text:name="yui_3_17_2_1_1663085600552_1062721"/>dig</text:p>
        </text:list-item>
      </text:list>
      <text:p text:style-name="P7"/>
      <text:p text:style-name="P7"/>
      <text:list xml:id="list185722181945576" text:continue-numbering="true" text:style-name="L5">
        <text:list-item>
          <text:p text:style-name="P8"><text:bookmark text:name="yui_3_17_2_1_1663085600552_1062722"/>traceroute</text:p>
        </text:list-item>
      </text:list>
      <text:p text:style-name="P7"/>
      <text:p text:style-name="P7"/>
      <text:list xml:id="list185721479528405" text:continue-numbering="true" text:style-name="L5">
        <text:list-item>
          <text:p text:style-name="P8"><text:bookmark text:name="yui_3_17_2_1_1663085600552_1062723"/>wget</text:p>
        </text:list-item>
      </text:list>
      <text:p text:style-name="P1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3T18:46:16.696000000</meta:creation-date>
    <dc:date>2022-09-13T18:57:20.555000000</dc:date>
    <meta:editing-duration>PT11M2S</meta:editing-duration>
    <meta:editing-cycles>6</meta:editing-cycles>
    <meta:generator>LibreOffice/7.2.1.2$Windows_X86_64 LibreOffice_project/87b77fad49947c1441b67c559c339af8f3517e22</meta:generator>
    <meta:document-statistic meta:table-count="1" meta:image-count="0" meta:object-count="0" meta:page-count="4" meta:paragraph-count="49" meta:word-count="405" meta:character-count="2200" meta:non-whitespace-character-count="1877"/>
  </office:meta>
</office:document-meta>
</file>